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E6000001EAF22ECC8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1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8cm" svg:height="14.1cm" svg:x="1.3cm" svg:y="2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4cm" svg:height="13.299cm" svg:x="1.6cm" svg:y="2.501cm">
            <draw:image xlink:href="Pictures/10000201000003E6000001EAF22ECC8B.tif" xlink:type="simple" xlink:show="embed" xlink:actuate="onLoad">
              <text:p/>
            </draw:image>
          </draw:frame>
          <draw:frame draw:style-name="gr3" draw:text-style-name="P2" draw:layer="layout" svg:width="4.702cm" svg:height="0.906cm" svg:x="5.898cm" svg:y="12.5cm">
            <draw:text-box>
              <text:p><text:span text:style-name="T1">Remove columns.</text:span></text:p>
            </draw:text-box>
          </draw:frame>
          <draw:line draw:style-name="gr4" draw:text-style-name="P1" draw:layer="layout" svg:x1="5.9cm" svg:y1="12.9cm" svg:x2="4.3cm" svg:y2="12cm">
            <text:p/>
          </draw:line>
          <draw:line draw:style-name="gr4" draw:text-style-name="P1" draw:layer="layout" svg:x1="21.245cm" svg:y1="6.4cm" svg:x2="25.6cm" svg:y2="7.5cm">
            <text:p/>
          </draw:line>
          <draw:custom-shape draw:style-name="gr5" draw:text-style-name="P1" draw:layer="layout" svg:width="1.643cm" svg:height="0.843cm" svg:x="25.657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9cm" svg:height="0.7cm" svg:x="3.4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4.702cm" svg:height="2.016cm" svg:x="19.098cm" svg:y="4.284cm">
            <draw:text-box>
              <text:p><text:span text:style-name="T1">Pick up and drag to change colunm order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3T11:27:17</dc:date>
    <meta:editing-duration>P12DT2H48M38S</meta:editing-duration>
    <meta:editing-cycles>10</meta:editing-cycles>
    <meta:generator>LibreOffice/3.4$Unix LibreOffice_project/340m1$Build-402</meta:generator>
    <meta:document-statistic meta:object-count="9"/>
  </office:meta>
</office:document-meta>
</file>